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serif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635cm" style:contextual-spacing="false" fo:line-height="160%" fo:orphans="2" fo:widows="2" fo:text-indent="0cm" style:auto-text-indent="false" fo:padding="0.318cm" fo:border="0.06pt solid #000000"/>
      <style:text-properties fo:font-variant="normal" fo:text-transform="none" fo:color="#2b2b2b" loext:opacity="100%" style:font-name="monospace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35cm" style:contextual-spacing="false" fo:orphans="2" fo:widows="2" fo:text-indent="0cm" style:auto-text-indent="false" fo:padding="0cm" fo:border="none"/>
      <style:text-properties fo:font-variant="normal" fo:text-transform="none" fo:color="#2b2b2b" loext:opacity="100%" style:font-name="Lato" fo:font-size="12pt" fo:letter-spacing="normal" fo:font-style="normal" fo:font-weight="normal"/>
    </style:style>
    <style:style style:name="T1" style:family="text">
      <style:text-properties officeooo:rsid="001d9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primeiro procedimento para definir a auto inicialização de uma máquina virtual no <text:span text:style-name="T1">XCP-NG</text:span> é permitir esta opção na pool list desejada.</text:p>
      <text:p text:style-name="P2">Para identificar o UUID da pool list execute o comando:</text:p>
      <text:p text:style-name="P1">xe pool-list</text:p>
      <text:p text:style-name="P2">Com a UUID da pool list em mãos, habilite a permissão para auto-inicialização utilizando o comando:</text:p>
      <text:p text:style-name="P1">xe pool-param-set uuid=b0d7edf9-b775-260b-5474-440326e2cb92 other-config:auto_poweron=tru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1:23:10.167000000</meta:creation-date>
    <dc:date>2022-11-08T12:26:21.682000000</dc:date>
    <meta:editing-duration>PT53M1S</meta:editing-duration>
    <meta:editing-cycles>1</meta:editing-cycles>
    <meta:document-statistic meta:table-count="0" meta:image-count="0" meta:object-count="0" meta:page-count="1" meta:paragraph-count="5" meta:word-count="54" meta:character-count="391" meta:non-whitespace-character-count="342"/>
    <meta:generator>LibreOffice/7.2.7.2$Windows_X86_64 LibreOffice_project/8d71d29d553c0f7dcbfa38fbfda25ee34cce99a2</meta:generator>
  </office:meta>
</office:document-meta>
</file>